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ilMessageTests.testCopyCtorChokesOnNullOrigina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ailMessageTests.testEqual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MailMessage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MailMessageTests.testDeepCopyOfStringArrayTypedFieldsOnCopy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MailMessageTests.testCopyToChokesOnNullTar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ailMessageTests.testSimpleMessageCopy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